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cm" svg:x="2cm" svg:y="3cm">
          <text:p text:style-name="P1"><text:span text:style-name="T1">01</text:span><text:span text:style-name="T2">.00.00.00</text:span></text:p>
        </draw:rect>
        <draw:rect draw:style-name="gr1" draw:text-style-name="P2" draw:layer="layout" svg:width="3cm" svg:height="1cm" svg:x="6cm" svg:y="3cm">
          <text:p text:style-name="P1"><text:span text:style-name="T1">02</text:span><text:span text:style-name="T2">.00.00.00</text:span></text:p>
        </draw:rect>
        <draw:rect draw:style-name="gr1" draw:text-style-name="P2" draw:layer="layout" svg:width="3cm" svg:height="1cm" svg:x="11cm" svg:y="3cm">
          <text:p text:style-name="P1"><text:span text:style-name="T1">15</text:span><text:span text:style-name="T2">.00.00.00</text:span></text:p>
        </draw:rect>
        <draw:line draw:style-name="gr2" draw:text-style-name="P1" draw:layer="layout" svg:x1="3cm" svg:y1="3cm" svg:x2="3cm" svg:y2="2cm">
          <text:p/>
        </draw:line>
        <draw:line draw:style-name="gr2" draw:text-style-name="P1" draw:layer="layout" svg:x1="7cm" svg:y1="2cm" svg:x2="7cm" svg:y2="3cm">
          <text:p/>
        </draw:line>
        <draw:line draw:style-name="gr2" draw:text-style-name="P1" draw:layer="layout" svg:x1="12cm" svg:y1="2cm" svg:x2="12cm" svg:y2="3cm">
          <text:p/>
        </draw:line>
        <draw:line draw:style-name="gr2" draw:text-style-name="P1" draw:layer="layout" svg:x1="3cm" svg:y1="2cm" svg:x2="12cm" svg:y2="2cm">
          <text:p/>
        </draw:line>
        <draw:rect draw:style-name="gr1" draw:text-style-name="P2" draw:layer="layout" svg:width="3cm" svg:height="1cm" svg:x="3cm" svg:y="6cm">
          <text:p text:style-name="P1"><text:span text:style-name="T2">01.</text:span><text:span text:style-name="T1">01</text:span><text:span text:style-name="T2">.00.00</text:span></text:p>
        </draw:rect>
        <draw:rect draw:style-name="gr1" draw:text-style-name="P2" draw:layer="layout" svg:width="3cm" svg:height="1cm" svg:x="7cm" svg:y="6cm">
          <text:p text:style-name="P1"><text:span text:style-name="T2">01.</text:span><text:span text:style-name="T1">02</text:span><text:span text:style-name="T2">.00.00</text:span></text:p>
        </draw:rect>
        <draw:rect draw:style-name="gr1" draw:text-style-name="P2" draw:layer="layout" svg:width="3cm" svg:height="1cm" svg:x="12cm" svg:y="6cm">
          <text:p text:style-name="P1"><text:span text:style-name="T2">01.</text:span><text:span text:style-name="T1">15</text:span><text:span text:style-name="T2">.00.00</text:span></text:p>
        </draw:rect>
        <draw:line draw:style-name="gr2" draw:text-style-name="P1" draw:layer="layout" svg:x1="4cm" svg:y1="6cm" svg:x2="4cm" svg:y2="5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13cm" svg:y1="5cm" svg:x2="13cm" svg:y2="6cm">
          <text:p/>
        </draw:line>
        <draw:line draw:style-name="gr2" draw:text-style-name="P1" draw:layer="layout" svg:x1="4cm" svg:y1="5cm" svg:x2="13cm" svg:y2="5cm">
          <text:p/>
        </draw:line>
        <draw:rect draw:style-name="gr1" draw:text-style-name="P2" draw:layer="layout" svg:width="3cm" svg:height="1cm" svg:x="4cm" svg:y="9cm">
          <text:p text:style-name="P1"><text:span text:style-name="T2">01.01.</text:span><text:span text:style-name="T1">01</text:span><text:span text:style-name="T2">.00</text:span></text:p>
        </draw:rect>
        <draw:rect draw:style-name="gr1" draw:text-style-name="P2" draw:layer="layout" svg:width="3cm" svg:height="1cm" svg:x="8cm" svg:y="9cm">
          <text:p text:style-name="P1"><text:span text:style-name="T2">01.01.</text:span><text:span text:style-name="T1">02</text:span><text:span text:style-name="T2">.00</text:span></text:p>
        </draw:rect>
        <draw:rect draw:style-name="gr1" draw:text-style-name="P2" draw:layer="layout" svg:width="3cm" svg:height="1cm" svg:x="13cm" svg:y="9cm">
          <text:p text:style-name="P1"><text:span text:style-name="T2">01.01.</text:span><text:span text:style-name="T1">15</text:span><text:span text:style-name="T2">.00</text:span></text:p>
        </draw:rect>
        <draw:line draw:style-name="gr2" draw:text-style-name="P1" draw:layer="layout" svg:x1="5cm" svg:y1="9cm" svg:x2="5cm" svg:y2="8cm">
          <text:p/>
        </draw:line>
        <draw:line draw:style-name="gr2" draw:text-style-name="P1" draw:layer="layout" svg:x1="9cm" svg:y1="8cm" svg:x2="9cm" svg:y2="9cm">
          <text:p/>
        </draw:line>
        <draw:line draw:style-name="gr2" draw:text-style-name="P1" draw:layer="layout" svg:x1="14cm" svg:y1="8cm" svg:x2="14cm" svg:y2="9cm">
          <text:p/>
        </draw:line>
        <draw:line draw:style-name="gr2" draw:text-style-name="P1" draw:layer="layout" svg:x1="5cm" svg:y1="8cm" svg:x2="14cm" svg:y2="8cm">
          <text:p/>
        </draw:line>
        <draw:rect draw:style-name="gr1" draw:text-style-name="P2" draw:layer="layout" svg:width="3cm" svg:height="1cm" svg:x="5cm" svg:y="12cm">
          <text:p text:style-name="P1"><text:span text:style-name="T2">01.01.01.</text:span><text:span text:style-name="T1">01</text:span></text:p>
        </draw:rect>
        <draw:rect draw:style-name="gr1" draw:text-style-name="P2" draw:layer="layout" svg:width="3cm" svg:height="1cm" svg:x="9cm" svg:y="12cm">
          <text:p text:style-name="P1"><text:span text:style-name="T2">01.01.01.</text:span><text:span text:style-name="T1">02</text:span></text:p>
        </draw:rect>
        <draw:rect draw:style-name="gr1" draw:text-style-name="P2" draw:layer="layout" svg:width="3cm" svg:height="1cm" svg:x="14cm" svg:y="12cm">
          <text:p text:style-name="P1"><text:span text:style-name="T2">01.01.01.</text:span><text:span text:style-name="T1">15</text:span></text:p>
        </draw:rect>
        <draw:line draw:style-name="gr2" draw:text-style-name="P1" draw:layer="layout" svg:x1="6cm" svg:y1="12cm" svg:x2="6cm" svg:y2="11cm">
          <text:p/>
        </draw:line>
        <draw:line draw:style-name="gr2" draw:text-style-name="P1" draw:layer="layout" svg:x1="10cm" svg:y1="11cm" svg:x2="10cm" svg:y2="12cm">
          <text:p/>
        </draw:line>
        <draw:line draw:style-name="gr2" draw:text-style-name="P1" draw:layer="layout" svg:x1="15cm" svg:y1="11cm" svg:x2="15cm" svg:y2="12cm">
          <text:p/>
        </draw:line>
        <draw:line draw:style-name="gr2" draw:text-style-name="P1" draw:layer="layout" svg:x1="6cm" svg:y1="11cm" svg:x2="15cm" svg:y2="11cm">
          <text:p/>
        </draw:line>
        <draw:line draw:style-name="gr2" draw:text-style-name="P1" draw:layer="layout" svg:x1="5cm" svg:y1="10cm" svg:x2="6cm" svg:y2="11cm">
          <text:p/>
        </draw:line>
        <draw:line draw:style-name="gr2" draw:text-style-name="P1" draw:layer="layout" svg:x1="4cm" svg:y1="7cm" svg:x2="5cm" svg:y2="8cm">
          <text:p/>
        </draw:line>
        <draw:line draw:style-name="gr2" draw:text-style-name="P1" draw:layer="layout" svg:x1="3cm" svg:y1="4cm" svg:x2="4cm" svg:y2="5cm">
          <text:p/>
        </draw:line>
      </draw:page>
      <draw:page draw:name="page2" draw:style-name="dp1" draw:master-page-name="Default">
        <draw:rect draw:style-name="gr3" draw:text-style-name="P4" draw:layer="layout" svg:width="2cm" svg:height="2.2cm" svg:x="2cm" svg:y="3.5cm">
          <text:p text:style-name="P3"><text:span text:style-name="T2">CLI</text:span></text:p>
        </draw:rect>
        <draw:rect draw:style-name="gr3" draw:text-style-name="P4" xml:id="id11" draw:id="id11" draw:layer="layout" svg:width="1.1cm" svg:height="0.5cm" svg:x="3.4cm" svg:y="4cm">
          <text:p text:style-name="P3"><text:span text:style-name="T2">in</text:span></text:p>
        </draw:rect>
        <draw:rect draw:style-name="gr3" draw:text-style-name="P4" xml:id="id3" draw:id="id3" draw:layer="layout" svg:width="1.1cm" svg:height="0.5cm" svg:x="3.4cm" svg:y="5cm">
          <text:p text:style-name="P3"><text:span text:style-name="T2">out</text:span></text:p>
        </draw:rect>
        <draw:rect draw:style-name="gr3" draw:text-style-name="P4" draw:layer="layout" svg:width="2cm" svg:height="1.2cm" svg:x="2cm" svg:y="6.3cm">
          <text:p text:style-name="P3"><text:span text:style-name="T2">Screen</text:span></text:p>
        </draw:rect>
        <draw:rect draw:style-name="gr3" draw:text-style-name="P4" xml:id="id9" draw:id="id9" draw:layer="layout" svg:width="1.1cm" svg:height="0.5cm" svg:x="3.4cm" svg:y="6.7cm">
          <text:p text:style-name="P3"><text:span text:style-name="T2">in</text:span></text:p>
        </draw:rect>
        <draw:rect draw:style-name="gr3" draw:text-style-name="P4" draw:layer="layout" svg:width="2cm" svg:height="3cm" svg:x="9.6cm" svg:y="6.8cm">
          <text:p text:style-name="P3"><text:span text:style-name="T2">Combuf</text:span></text:p>
        </draw:rect>
        <draw:rect draw:style-name="gr3" draw:text-style-name="P4" xml:id="id2" draw:id="id2" draw:layer="layout" svg:width="1.1cm" svg:height="0.5cm" svg:x="9cm" svg:y="8.8cm">
          <text:p text:style-name="P3"><text:span text:style-name="T2">in</text:span></text:p>
        </draw:rect>
        <draw:rect draw:style-name="gr3" draw:text-style-name="P4" xml:id="id4" draw:id="id4" draw:layer="layout" svg:width="1.1cm" svg:height="0.5cm" svg:x="11cm" svg:y="8.8cm">
          <text:p text:style-name="P3"><text:span text:style-name="T2">out</text:span></text:p>
        </draw:rect>
        <draw:rect draw:style-name="gr3" draw:text-style-name="P4" draw:layer="layout" svg:width="3cm" svg:height="8cm" svg:x="13cm" svg:y="10cm">
          <text:p text:style-name="P3"><text:span text:style-name="T2">Router</text:span></text:p>
        </draw:rect>
        <draw:rect draw:style-name="gr3" draw:text-style-name="P4" draw:layer="layout" svg:width="1.8cm" svg:height="0.5cm" svg:x="12.5cm" svg:y="12cm">
          <text:p text:style-name="P3"><text:span text:style-name="T2">SwPrt0</text:span></text:p>
        </draw:rect>
        <draw:rect draw:style-name="gr3" draw:text-style-name="P4" draw:layer="layout" svg:width="1.8cm" svg:height="0.5cm" svg:x="12.5cm" svg:y="11cm">
          <text:p text:style-name="P3"><text:span text:style-name="T2">Cli</text:span></text:p>
        </draw:rect>
        <draw:rect draw:style-name="gr3" draw:text-style-name="P4" draw:layer="layout" svg:width="1.8cm" svg:height="0.5cm" svg:x="12.5cm" svg:y="15cm">
          <text:p text:style-name="P3"><text:span text:style-name="T2">Screen</text:span></text:p>
        </draw:rect>
        <draw:rect draw:style-name="gr3" draw:text-style-name="P4" draw:layer="layout" svg:width="1.8cm" svg:height="0.5cm" svg:x="12.5cm" svg:y="16cm">
          <text:p text:style-name="P3"><text:span text:style-name="T2">Diag</text:span></text:p>
        </draw:rect>
        <draw:line draw:style-name="gr2" draw:text-style-name="P1" draw:layer="layout" svg:x1="12.3cm" svg:y1="11.4cm" svg:x2="12.5cm" svg:y2="11.4cm">
          <text:p/>
        </draw:line>
        <draw:line draw:style-name="gr2" draw:text-style-name="P1" xml:id="id6" draw:id="id6" draw:layer="layout" svg:x1="12.3cm" svg:y1="11.1cm" svg:x2="12.5cm" svg:y2="11.1cm">
          <text:p/>
        </draw:line>
        <draw:line draw:style-name="gr2" draw:text-style-name="P1" xml:id="id8" draw:id="id8" draw:layer="layout" svg:x1="12.3cm" svg:y1="11.2cm" svg:x2="12.5cm" svg:y2="11.2cm">
          <text:p/>
        </draw:line>
        <draw:line draw:style-name="gr2" draw:text-style-name="P1" draw:layer="layout" svg:x1="12.3cm" svg:y1="11.3cm" svg:x2="12.5cm" svg:y2="11.3cm">
          <text:p/>
        </draw:line>
        <draw:line draw:style-name="gr2" draw:text-style-name="P1" draw:layer="layout" svg:x1="12.3cm" svg:y1="12.4cm" svg:x2="12.5cm" svg:y2="12.4cm">
          <text:p/>
        </draw:line>
        <draw:line draw:style-name="gr2" draw:text-style-name="P1" xml:id="id10" draw:id="id10" draw:layer="layout" svg:x1="12.3cm" svg:y1="12.1cm" svg:x2="12.5cm" svg:y2="12.1cm">
          <text:p/>
        </draw:line>
        <draw:line draw:style-name="gr2" draw:text-style-name="P1" draw:layer="layout" svg:x1="12.3cm" svg:y1="12.2cm" svg:x2="12.5cm" svg:y2="12.2cm">
          <text:p/>
        </draw:line>
        <draw:line draw:style-name="gr2" draw:text-style-name="P1" draw:layer="layout" svg:x1="12.3cm" svg:y1="12.3cm" svg:x2="12.5cm" svg:y2="12.3cm">
          <text:p/>
        </draw:line>
        <draw:line draw:style-name="gr2" draw:text-style-name="P1" draw:layer="layout" svg:x1="12.3cm" svg:y1="15.4cm" svg:x2="12.5cm" svg:y2="15.4cm">
          <text:p/>
        </draw:line>
        <draw:line draw:style-name="gr2" draw:text-style-name="P1" draw:layer="layout" svg:x1="12.3cm" svg:y1="15.1cm" svg:x2="12.5cm" svg:y2="15.1cm">
          <text:p/>
        </draw:line>
        <draw:line draw:style-name="gr2" draw:text-style-name="P1" draw:layer="layout" svg:x1="12.3cm" svg:y1="15.2cm" svg:x2="12.5cm" svg:y2="15.2cm">
          <text:p/>
        </draw:line>
        <draw:line draw:style-name="gr2" draw:text-style-name="P1" draw:layer="layout" svg:x1="12.3cm" svg:y1="15.3cm" svg:x2="12.5cm" svg:y2="15.3cm">
          <text:p/>
        </draw:line>
        <draw:line draw:style-name="gr2" draw:text-style-name="P1" draw:layer="layout" svg:x1="12.3cm" svg:y1="16.4cm" svg:x2="12.5cm" svg:y2="16.4cm">
          <text:p/>
        </draw:line>
        <draw:line draw:style-name="gr2" draw:text-style-name="P1" xml:id="id20" draw:id="id20" draw:layer="layout" svg:x1="12.3cm" svg:y1="16.1cm" svg:x2="12.5cm" svg:y2="16.1cm">
          <text:p/>
        </draw:line>
        <draw:line draw:style-name="gr2" draw:text-style-name="P1" draw:layer="layout" svg:x1="12.3cm" svg:y1="16.2cm" svg:x2="12.5cm" svg:y2="16.2cm">
          <text:p/>
        </draw:line>
        <draw:line draw:style-name="gr2" draw:text-style-name="P1" draw:layer="layout" svg:x1="12.3cm" svg:y1="16.3cm" svg:x2="12.5cm" svg:y2="16.3cm">
          <text:p/>
        </draw:line>
        <draw:connector draw:style-name="gr4" draw:text-style-name="P1" draw:layer="layout" svg:x1="5.45cm" svg:y1="19.4cm" svg:x2="9cm" svg:y2="9.05cm" draw:start-shape="id1" draw:start-glue-point="0" draw:end-shape="id2" draw:end-glue-point="3" svg:d="M5450 19400v-10350h3550">
          <text:p/>
        </draw:connector>
        <draw:connector draw:style-name="gr4" draw:text-style-name="P1" draw:layer="layout" draw:line-skew="0.15cm" svg:x1="4.5cm" svg:y1="5.25cm" svg:x2="9cm" svg:y2="9.05cm" draw:start-shape="id3" draw:start-glue-point="1" draw:end-shape="id2" draw:end-glue-point="3" svg:d="M4500 5250h2400v3800h2100">
          <text:p/>
        </draw:connector>
        <draw:connector draw:style-name="gr5" draw:text-style-name="P1" draw:layer="layout" svg:x1="12.1cm" svg:y1="9.05cm" svg:x2="15.05cm" svg:y2="9.6cm" draw:start-shape="id4" draw:start-glue-point="1" draw:end-shape="id5" draw:end-glue-point="0" svg:d="M12100 9050h2950v550">
          <text:p/>
        </draw:connector>
        <draw:connector draw:style-name="gr5" draw:text-style-name="P1" draw:layer="layout" draw:line-skew="-4.15cm" svg:x1="12.3cm" svg:y1="11.1cm" svg:x2="4.55cm" svg:y2="19.4cm" draw:start-shape="id6" draw:start-glue-point="3" draw:end-shape="id7" draw:end-glue-point="0" svg:d="M12300 11100h-7750v8300">
          <text:p/>
        </draw:connector>
        <draw:connector draw:style-name="gr5" draw:text-style-name="P1" draw:layer="layout" draw:line-skew="-2.2cm" svg:x1="12.3cm" svg:y1="11.2cm" svg:x2="4.5cm" svg:y2="6.95cm" draw:start-shape="id8" draw:start-glue-point="3" draw:end-shape="id9" draw:end-glue-point="1" svg:d="M12300 11200h-6100v-4250h-1700">
          <text:p/>
        </draw:connector>
        <draw:connector draw:style-name="gr5" draw:text-style-name="P1" draw:layer="layout" draw:line-skew="-0.7cm" svg:x1="12.3cm" svg:y1="12.1cm" svg:x2="4.5cm" svg:y2="4.25cm" draw:start-shape="id10" draw:start-glue-point="3" draw:end-shape="id11" draw:end-glue-point="1" svg:d="M12300 12100h-4600v-7850h-3200">
          <text:p/>
        </draw:connector>
        <draw:rect draw:style-name="gr3" draw:text-style-name="P4" xml:id="id12" draw:id="id12" draw:layer="layout" svg:width="2cm" svg:height="2cm" svg:x="7cm" svg:y="26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15" draw:id="id15" draw:layer="layout" svg:width="2cm" svg:height="2cm" svg:x="7cm" svg:y="20cm">
          <text:p text:style-name="P3"><text:span text:style-name="T2"/></text:p>
          <text:p text:style-name="P3"><text:span text:style-name="T2">SW </text:span></text:p>
          <text:p text:style-name="P3"><text:span text:style-name="T2">Com</text:span></text:p>
          <text:p text:style-name="P3"><text:span text:style-name="T2">Port1</text:span></text:p>
        </draw:rect>
        <draw:rect draw:style-name="gr3" draw:text-style-name="P4" xml:id="id13" draw:id="id13" draw:layer="layout" svg:width="2cm" svg:height="2cm" svg:x="10cm" svg:y="24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xml:id="id14" draw:id="id14" draw:layer="layout" svg:width="2cm" svg:height="2cm" svg:x="4cm" svg:y="20cm">
          <text:p text:style-name="P3"><text:span text:style-name="T2"/></text:p>
          <text:p text:style-name="P3"><text:span text:style-name="T2">SW </text:span></text:p>
          <text:p text:style-name="P3"><text:span text:style-name="T2">Com</text:span></text:p>
          <text:p text:style-name="P3"><text:span text:style-name="T2">Port0</text:span></text:p>
        </draw:rect>
        <draw:rect draw:style-name="gr3" draw:text-style-name="P4" xml:id="id1" draw:id="id1" draw:layer="layout" svg:width="0.5cm" svg:height="1cm" svg:x="5.2cm" svg:y="19.4cm">
          <text:p text:style-name="P3"><text:span text:style-name="T2">o</text:span></text:p>
        </draw:rect>
        <draw:rect draw:style-name="gr3" draw:text-style-name="P4" xml:id="id7" draw:id="id7" draw:layer="layout" svg:width="0.5cm" svg:height="1cm" svg:x="4.3cm" svg:y="19.4cm">
          <text:p text:style-name="P3"><text:span text:style-name="T2">i</text:span></text:p>
        </draw:rect>
        <draw:rect draw:style-name="gr3" draw:text-style-name="P4" xml:id="id16" draw:id="id16" draw:layer="layout" svg:width="2cm" svg:height="2cm" svg:x="10cm" svg:y="20cm">
          <text:p text:style-name="P3"><text:span text:style-name="T2"/></text:p>
          <text:p text:style-name="P3"><text:span text:style-name="T2">SW </text:span></text:p>
          <text:p text:style-name="P3"><text:span text:style-name="T2">Com</text:span></text:p>
          <text:p text:style-name="P3"><text:span text:style-name="T2">Port2</text:span></text:p>
        </draw:rect>
        <draw:rect draw:style-name="gr3" draw:text-style-name="P4" xml:id="id17" draw:id="id17" draw:layer="layout" svg:width="2cm" svg:height="2cm" svg:x="13cm" svg:y="20cm">
          <text:p text:style-name="P3"><text:span text:style-name="T2"/></text:p>
          <text:p text:style-name="P3"><text:span text:style-name="T2">Msg </text:span></text:p>
          <text:p text:style-name="P3"><text:span text:style-name="T2">Buf</text:span></text:p>
        </draw:rect>
        <draw:rect draw:style-name="gr3" draw:text-style-name="P4" xml:id="id18" draw:id="id18" draw:layer="layout" svg:width="2cm" svg:height="2cm" svg:x="16cm" svg:y="20cm">
          <text:p text:style-name="P3"><text:span text:style-name="T2"/></text:p>
          <text:p text:style-name="P3"><text:span text:style-name="T2">Packet</text:span></text:p>
          <text:p text:style-name="P3"><text:span text:style-name="T2">Buf</text:span></text:p>
        </draw:rect>
        <draw:connector draw:style-name="gr5" draw:text-style-name="P1" draw:layer="layout" svg:x1="8cm" svg:y1="26cm" svg:x2="10cm" svg:y2="25cm" draw:start-shape="id12" draw:start-glue-point="0" draw:end-shape="id13" draw:end-glue-point="3" svg:d="M8000 26000v-1000h2000">
          <text:p/>
        </draw:connector>
        <draw:connector draw:style-name="gr5" draw:text-style-name="P1" draw:layer="layout" svg:x1="11cm" svg:y1="24cm" svg:x2="5cm" svg:y2="22cm" draw:start-shape="id13" draw:start-glue-point="0" draw:end-shape="id14" draw:end-glue-point="2" svg:d="M11000 24000v-1000h-6000v-1000">
          <text:p/>
        </draw:connector>
        <draw:connector draw:style-name="gr5" draw:text-style-name="P1" draw:layer="layout" svg:x1="11cm" svg:y1="24cm" svg:x2="8cm" svg:y2="22cm" draw:start-shape="id13" draw:start-glue-point="0" draw:end-shape="id15" draw:end-glue-point="2" svg:d="M11000 24000v-1000h-3000v-1000">
          <text:p/>
        </draw:connector>
        <draw:connector draw:style-name="gr5" draw:text-style-name="P1" draw:layer="layout" svg:x1="11cm" svg:y1="24cm" svg:x2="11cm" svg:y2="22cm" draw:start-shape="id13" draw:start-glue-point="0" draw:end-shape="id16" draw:end-glue-point="2" svg:d="M11000 24000v-2000">
          <text:p/>
        </draw:connector>
        <draw:connector draw:style-name="gr5" draw:text-style-name="P1" draw:layer="layout" svg:x1="11cm" svg:y1="24cm" svg:x2="14cm" svg:y2="22cm" draw:start-shape="id13" draw:start-glue-point="0" draw:end-shape="id17" draw:end-glue-point="2" svg:d="M11000 24000v-1000h3000v-1000">
          <text:p/>
        </draw:connector>
        <draw:connector draw:style-name="gr5" draw:text-style-name="P1" draw:layer="layout" svg:x1="11cm" svg:y1="24cm" svg:x2="17cm" svg:y2="22cm" draw:start-shape="id13" draw:start-glue-point="0" draw:end-shape="id18" draw:end-glue-point="2" svg:d="M11000 24000v-1000h6000v-1000">
          <text:p/>
        </draw:connector>
        <draw:rect draw:style-name="gr3" draw:text-style-name="P4" xml:id="id25" draw:id="id25" draw:layer="layout" svg:width="0.5cm" svg:height="1cm" svg:x="8.2cm" svg:y="19.4cm">
          <text:p text:style-name="P3"><text:span text:style-name="T2">o</text:span></text:p>
        </draw:rect>
        <draw:rect draw:style-name="gr3" draw:text-style-name="P4" xml:id="id27" draw:id="id27" draw:layer="layout" svg:width="0.5cm" svg:height="1cm" svg:x="7.3cm" svg:y="19.4cm">
          <text:p text:style-name="P3"><text:span text:style-name="T2">i</text:span></text:p>
        </draw:rect>
        <draw:rect draw:style-name="gr3" draw:text-style-name="P4" xml:id="id21" draw:id="id21" draw:layer="layout" svg:width="0.5cm" svg:height="1cm" svg:x="11.221cm" svg:y="19.4cm">
          <text:p text:style-name="P3"><text:span text:style-name="T2">o</text:span></text:p>
        </draw:rect>
        <draw:rect draw:style-name="gr3" draw:text-style-name="P4" xml:id="id19" draw:id="id19" draw:layer="layout" svg:width="0.5cm" svg:height="1cm" svg:x="10.3cm" svg:y="19.4cm">
          <text:p text:style-name="P3"><text:span text:style-name="T2">i</text:span></text:p>
        </draw:rect>
        <draw:rect draw:style-name="gr3" draw:text-style-name="P4" draw:layer="layout" svg:width="0.5cm" svg:height="1cm" svg:x="14.2cm" svg:y="19.4cm">
          <text:p text:style-name="P3"><text:span text:style-name="T2">o</text:span></text:p>
        </draw:rect>
        <draw:rect draw:style-name="gr3" draw:text-style-name="P4" draw:layer="layout" svg:width="0.5cm" svg:height="1cm" svg:x="13.3cm" svg:y="19.4cm">
          <text:p text:style-name="P3"><text:span text:style-name="T2">i</text:span></text:p>
        </draw:rect>
        <draw:rect draw:style-name="gr3" draw:text-style-name="P4" draw:layer="layout" svg:width="0.5cm" svg:height="1cm" svg:x="17.2cm" svg:y="19.4cm">
          <text:p text:style-name="P3"><text:span text:style-name="T2">o</text:span></text:p>
        </draw:rect>
        <draw:rect draw:style-name="gr3" draw:text-style-name="P4" draw:layer="layout" svg:width="0.5cm" svg:height="1cm" svg:x="16.3cm" svg:y="19.4cm">
          <text:p text:style-name="P3"><text:span text:style-name="T2">i</text:span></text:p>
        </draw:rect>
        <draw:connector draw:style-name="gr5" draw:text-style-name="P1" draw:layer="layout" svg:x1="6.9cm" svg:y1="9.05cm" svg:x2="9cm" svg:y2="9.05cm" draw:end-shape="id2" draw:end-glue-point="3" svg:d="M6900 9050h2100">
          <text:p/>
        </draw:connector>
        <draw:rect draw:style-name="gr3" draw:text-style-name="P4" draw:layer="layout" svg:width="2cm" svg:height="2.2cm" svg:x="2cm" svg:y="8.2cm">
          <text:p text:style-name="P3"><text:span text:style-name="T2">Diag</text:span></text:p>
        </draw:rect>
        <draw:rect draw:style-name="gr3" draw:text-style-name="P4" xml:id="id24" draw:id="id24" draw:layer="layout" svg:width="1.1cm" svg:height="0.5cm" svg:x="3.4cm" svg:y="8.7cm">
          <text:p text:style-name="P3"><text:span text:style-name="T2">in</text:span></text:p>
        </draw:rect>
        <draw:rect draw:style-name="gr3" draw:text-style-name="P4" xml:id="id22" draw:id="id22" draw:layer="layout" svg:width="1.1cm" svg:height="0.5cm" svg:x="3.4cm" svg:y="9.7cm">
          <text:p text:style-name="P3"><text:span text:style-name="T2">out</text:span></text:p>
        </draw:rect>
        <draw:rect draw:style-name="gr3" draw:text-style-name="P4" draw:layer="layout" svg:width="1.8cm" svg:height="0.5cm" svg:x="12.5cm" svg:y="13cm">
          <text:p text:style-name="P3"><text:span text:style-name="T2">SwPrt1</text:span></text:p>
        </draw:rect>
        <draw:line draw:style-name="gr2" draw:text-style-name="P1" draw:layer="layout" svg:x1="12.3cm" svg:y1="13.4cm" svg:x2="12.5cm" svg:y2="13.4cm">
          <text:p/>
        </draw:line>
        <draw:line draw:style-name="gr2" draw:text-style-name="P1" draw:layer="layout" svg:x1="12.3cm" svg:y1="13.1cm" svg:x2="12.5cm" svg:y2="13.1cm">
          <text:p/>
        </draw:line>
        <draw:line draw:style-name="gr2" draw:text-style-name="P1" draw:layer="layout" svg:x1="12.3cm" svg:y1="13.2cm" svg:x2="12.5cm" svg:y2="13.2cm">
          <text:p/>
        </draw:line>
        <draw:line draw:style-name="gr2" draw:text-style-name="P1" draw:layer="layout" svg:x1="12.3cm" svg:y1="13.3cm" svg:x2="12.5cm" svg:y2="13.3cm">
          <text:p/>
        </draw:line>
        <draw:rect draw:style-name="gr3" draw:text-style-name="P4" draw:layer="layout" svg:width="1.8cm" svg:height="0.5cm" svg:x="12.5cm" svg:y="14cm">
          <text:p text:style-name="P3"><text:span text:style-name="T2">SwPrt2</text:span></text:p>
        </draw:rect>
        <draw:line draw:style-name="gr2" draw:text-style-name="P1" draw:layer="layout" svg:x1="12.3cm" svg:y1="14.4cm" svg:x2="12.5cm" svg:y2="14.4cm">
          <text:p/>
        </draw:line>
        <draw:line draw:style-name="gr2" draw:text-style-name="P1" xml:id="id23" draw:id="id23" draw:layer="layout" svg:x1="12.3cm" svg:y1="14.1cm" svg:x2="12.5cm" svg:y2="14.1cm">
          <text:p/>
        </draw:line>
        <draw:line draw:style-name="gr2" draw:text-style-name="P1" draw:layer="layout" svg:x1="12.3cm" svg:y1="14.2cm" svg:x2="12.5cm" svg:y2="14.2cm">
          <text:p/>
        </draw:line>
        <draw:line draw:style-name="gr2" draw:text-style-name="P1" draw:layer="layout" svg:x1="12.3cm" svg:y1="14.3cm" svg:x2="12.5cm" svg:y2="14.3cm">
          <text:p/>
        </draw:line>
        <draw:connector draw:style-name="gr5" draw:text-style-name="P1" draw:layer="layout" draw:line-skew="-1.65cm" svg:x1="10.55cm" svg:y1="19.4cm" svg:x2="12.3cm" svg:y2="16.1cm" draw:start-shape="id19" draw:start-glue-point="0" draw:end-shape="id20" draw:end-glue-point="3" svg:d="M10550 19400v-3300h1750">
          <text:p/>
        </draw:connector>
        <draw:connector draw:style-name="gr4" draw:text-style-name="P1" draw:layer="layout" draw:line-skew="0cm -1.199cm" svg:x1="11.471cm" svg:y1="19.4cm" svg:x2="9cm" svg:y2="9.05cm" draw:start-shape="id21" draw:start-glue-point="0" draw:end-shape="id2" draw:end-glue-point="3" svg:d="M11471 19400v-5050h-4171v-5300h1700">
          <text:p/>
        </draw:connector>
        <draw:connector draw:style-name="gr4" draw:text-style-name="P1" draw:layer="layout" draw:line-skew="0.15cm" svg:x1="4.5cm" svg:y1="9.95cm" svg:x2="9cm" svg:y2="9.05cm" draw:start-shape="id22" draw:start-glue-point="1" draw:end-shape="id2" draw:end-glue-point="3" svg:d="M4500 9950h2400v-900h2100">
          <text:p/>
        </draw:connector>
        <draw:connector draw:style-name="gr5" draw:text-style-name="P1" draw:layer="layout" draw:line-skew="-3.3cm" svg:x1="12.3cm" svg:y1="14.1cm" svg:x2="4.5cm" svg:y2="8.95cm" draw:start-shape="id23" draw:start-glue-point="3" draw:end-shape="id24" draw:end-glue-point="1" svg:d="M12300 14100h-7200v-5150h-600">
          <text:p/>
        </draw:connector>
        <draw:connector draw:style-name="gr4" draw:text-style-name="P1" draw:layer="layout" svg:x1="8.45cm" svg:y1="19.4cm" svg:x2="9cm" svg:y2="9.05cm" draw:start-shape="id25" draw:start-glue-point="0" draw:end-shape="id2" draw:end-glue-point="3" svg:d="M8450 19400v-10350h550">
          <text:p/>
        </draw:connector>
        <draw:rect draw:style-name="gr3" draw:text-style-name="P4" xml:id="id5" draw:id="id5" draw:layer="layout" svg:width="0.5cm" svg:height="1cm" svg:x="14.8cm" svg:y="9.6cm">
          <text:p text:style-name="P3"><text:span text:style-name="T2">i</text:span></text:p>
        </draw:rect>
        <draw:rect draw:style-name="gr3" draw:text-style-name="P4" xml:id="id26" draw:id="id26" draw:layer="layout" svg:width="1.8cm" svg:height="0.5cm" svg:x="12.5cm" svg:y="17cm">
          <text:p text:style-name="P3"><text:span text:style-name="T2">out</text:span></text:p>
        </draw:rect>
        <draw:connector draw:style-name="gr5" draw:text-style-name="P1" draw:layer="layout" svg:x1="12.5cm" svg:y1="17.25cm" svg:x2="7.55cm" svg:y2="19.4cm" draw:start-shape="id26" draw:start-glue-point="3" draw:end-shape="id27" draw:end-glue-point="0" svg:d="M12500 17250h-4950v2150">
          <text:p/>
        </draw:connector>
      </draw:page>
      <draw:page draw:name="page3" draw:style-name="dp1" draw:master-page-name="Default">
        <draw:rect draw:style-name="gr3" draw:text-style-name="P4" xml:id="id28" draw:id="id28" draw:layer="layout" svg:width="2cm" svg:height="2cm" svg:x="4cm" svg:y="13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31" draw:id="id31" draw:layer="layout" svg:width="2cm" svg:height="2cm" svg:x="11cm" svg:y="10cm">
          <text:p text:style-name="P3"><text:span text:style-name="T2">SW </text:span></text:p>
          <text:p text:style-name="P3"><text:span text:style-name="T2">Com</text:span></text:p>
          <text:p text:style-name="P3"><text:span text:style-name="T2">Port1</text:span></text:p>
        </draw:rect>
        <draw:rect draw:style-name="gr3" draw:text-style-name="P4" draw:layer="layout" svg:width="1.1cm" svg:height="0.5cm" svg:x="12.4cm" svg:y="11.2cm">
          <text:p text:style-name="P3"><text:span text:style-name="T2">out</text:span></text:p>
        </draw:rect>
        <draw:rect draw:style-name="gr3" draw:text-style-name="P4" xml:id="id29" draw:id="id29" draw:layer="layout" svg:width="2cm" svg:height="2cm" svg:x="7cm" svg:y="1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draw:layer="layout" svg:width="1.1cm" svg:height="0.5cm" svg:x="12.4cm" svg:y="10.3cm">
          <text:p text:style-name="P3"><text:span text:style-name="T2">in</text:span></text:p>
        </draw:rect>
        <draw:rect draw:style-name="gr3" draw:text-style-name="P4" xml:id="id30" draw:id="id30" draw:layer="layout" svg:width="2cm" svg:height="2cm" svg:x="11cm" svg:y="7cm">
          <text:p text:style-name="P3"><text:span text:style-name="T2">SW </text:span></text:p>
          <text:p text:style-name="P3"><text:span text:style-name="T2">Com</text:span></text:p>
          <text:p text:style-name="P3"><text:span text:style-name="T2">Port0</text:span></text:p>
        </draw:rect>
        <draw:rect draw:style-name="gr3" draw:text-style-name="P4" draw:layer="layout" svg:width="1.1cm" svg:height="0.5cm" svg:x="12.4cm" svg:y="8.2cm">
          <text:p text:style-name="P3"><text:span text:style-name="T2">out</text:span></text:p>
        </draw:rect>
        <draw:rect draw:style-name="gr3" draw:text-style-name="P4" draw:layer="layout" svg:width="1.1cm" svg:height="0.5cm" svg:x="12.4cm" svg:y="7.3cm">
          <text:p text:style-name="P3"><text:span text:style-name="T2">in</text:span></text:p>
        </draw:rect>
        <draw:rect draw:style-name="gr3" draw:text-style-name="P4" xml:id="id32" draw:id="id32" draw:layer="layout" svg:width="2cm" svg:height="2cm" svg:x="11cm" svg:y="13cm">
          <text:p text:style-name="P3"><text:span text:style-name="T2">SW </text:span></text:p>
          <text:p text:style-name="P3"><text:span text:style-name="T2">Com</text:span></text:p>
          <text:p text:style-name="P3"><text:span text:style-name="T2">Port7</text:span></text:p>
        </draw:rect>
        <draw:rect draw:style-name="gr3" draw:text-style-name="P4" draw:layer="layout" svg:width="1.1cm" svg:height="0.5cm" svg:x="12.4cm" svg:y="14.2cm">
          <text:p text:style-name="P3"><text:span text:style-name="T2">out</text:span></text:p>
        </draw:rect>
        <draw:rect draw:style-name="gr3" draw:text-style-name="P4" draw:layer="layout" svg:width="1.1cm" svg:height="0.5cm" svg:x="12.4cm" svg:y="13.3cm">
          <text:p text:style-name="P3"><text:span text:style-name="T2">in</text:span></text:p>
        </draw:rect>
        <draw:rect draw:style-name="gr3" draw:text-style-name="P4" xml:id="id33" draw:id="id33" draw:layer="layout" svg:width="2cm" svg:height="2cm" svg:x="11cm" svg:y="16cm">
          <text:p text:style-name="P3"><text:span text:style-name="T2">Msg 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17.2cm">
          <text:p text:style-name="P3"><text:span text:style-name="T2">out</text:span></text:p>
        </draw:rect>
        <draw:rect draw:style-name="gr3" draw:text-style-name="P4" draw:layer="layout" svg:width="1.1cm" svg:height="0.5cm" svg:x="12.4cm" svg:y="16.3cm">
          <text:p text:style-name="P3"><text:span text:style-name="T2">in</text:span></text:p>
        </draw:rect>
        <draw:rect draw:style-name="gr3" draw:text-style-name="P4" xml:id="id34" draw:id="id34" draw:layer="layout" svg:width="2cm" svg:height="2cm" svg:x="11cm" svg:y="19cm">
          <text:p text:style-name="P3"><text:span text:style-name="T2">Packet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20.2cm">
          <text:p text:style-name="P3"><text:span text:style-name="T2">out</text:span></text:p>
        </draw:rect>
        <draw:rect draw:style-name="gr3" draw:text-style-name="P4" draw:layer="layout" svg:width="1.1cm" svg:height="0.5cm" svg:x="12.4cm" svg:y="19.3cm">
          <text:p text:style-name="P3"><text:span text:style-name="T2">in</text:span></text:p>
        </draw:rect>
        <draw:connector draw:style-name="gr5" draw:text-style-name="P1" draw:layer="layout" svg:x1="6cm" svg:y1="14cm" svg:x2="7cm" svg:y2="14cm" draw:start-shape="id28" draw:start-glue-point="1" draw:end-shape="id29" draw:end-glue-point="3" svg:d="M6000 14000h1000">
          <text:p/>
        </draw:connector>
        <draw:connector draw:style-name="gr5" draw:text-style-name="P1" draw:layer="layout" svg:x1="9cm" svg:y1="14cm" svg:x2="11cm" svg:y2="8cm" draw:start-shape="id29" draw:start-glue-point="1" draw:end-shape="id30" draw:end-glue-point="3" svg:d="M9000 14000h1000v-6000h1000">
          <text:p/>
        </draw:connector>
        <draw:connector draw:style-name="gr5" draw:text-style-name="P1" draw:layer="layout" svg:x1="9cm" svg:y1="14cm" svg:x2="11cm" svg:y2="11cm" draw:start-shape="id29" draw:start-glue-point="1" draw:end-shape="id31" svg:d="M9000 14000h1000v-3000h1000">
          <text:p/>
        </draw:connector>
        <draw:connector draw:style-name="gr5" draw:text-style-name="P1" draw:layer="layout" svg:x1="9cm" svg:y1="14cm" svg:x2="11cm" svg:y2="14cm" draw:start-shape="id29" draw:start-glue-point="1" draw:end-shape="id32" draw:end-glue-point="3" svg:d="M9000 14000h2000">
          <text:p/>
        </draw:connector>
        <draw:connector draw:style-name="gr5" draw:text-style-name="P1" draw:layer="layout" svg:x1="9cm" svg:y1="14cm" svg:x2="11cm" svg:y2="17cm" draw:start-shape="id29" draw:start-glue-point="1" draw:end-shape="id33" svg:d="M9000 14000h1000v3000h1000">
          <text:p/>
        </draw:connector>
        <draw:connector draw:style-name="gr5" draw:text-style-name="P1" draw:layer="layout" svg:x1="9cm" svg:y1="14cm" svg:x2="11cm" svg:y2="20cm" draw:start-shape="id29" draw:start-glue-point="1" draw:end-shape="id34" svg:d="M9000 14000h1000v6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4M50S</meta:editing-duration>
    <meta:editing-cycles>18</meta:editing-cycles>
    <meta:generator>OpenOffice/4.1.0$Win32 OpenOffice.org_project/410m18$Build-9764</meta:generator>
    <dc:date>2019-10-18T00:31:40.38</dc:date>
    <meta:document-statistic meta:object-count="134"/>
  </office:meta>
</office:document-meta>
</file>